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>
            <text:p>Best Global Fitness</text:p>
          </table:table-cell>
          <table:table-cell table:number-columns-repeated="8"/>
        </table:table-row>
        <table:table-row table:style-name="ro1">
          <table:table-cell office:value-type="string">
            <text:p>Run</text:p>
          </table:table-cell>
          <table:table-cell office:value-type="string">
            <text:p>Combo 1</text:p>
          </table:table-cell>
          <table:table-cell office:value-type="string">
            <text:p>Combo 2</text:p>
          </table:table-cell>
          <table:table-cell office:value-type="string">
            <text:p>Combo 3</text:p>
          </table:table-cell>
          <table:table-cell office:value-type="string">
            <text:p>Combo 4</text:p>
          </table:table-cell>
          <table:table-cell office:value-type="string">
            <text:p>Combo 5</text:p>
          </table:table-cell>
          <table:table-cell office:value-type="string">
            <text:p>Combo 6</text:p>
          </table:table-cell>
          <table:table-cell office:value-type="string">
            <text:p>Combo 7</text:p>
          </table:table-cell>
          <table:table-cell office:value-type="string">
            <text:p>Combo 8</text:p>
          </table:table-cell>
          <table:table-cell office:value-type="string">
            <text:p>Combo 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108">
            <text:p>12108</text:p>
          </table:table-cell>
          <table:table-cell office:value-type="float" office:value="13181">
            <text:p>13181</text:p>
          </table:table-cell>
          <table:table-cell office:value-type="float" office:value="13246">
            <text:p>13246</text:p>
          </table:table-cell>
          <table:table-cell office:value-type="float" office:value="12090">
            <text:p>12090</text:p>
          </table:table-cell>
          <table:table-cell office:value-type="float" office:value="13245">
            <text:p>13245</text:p>
          </table:table-cell>
          <table:table-cell office:value-type="float" office:value="13192">
            <text:p>13192</text:p>
          </table:table-cell>
          <table:table-cell office:value-type="float" office:value="12145">
            <text:p>12145</text:p>
          </table:table-cell>
          <table:table-cell office:value-type="float" office:value="13299">
            <text:p>13299</text:p>
          </table:table-cell>
          <table:table-cell office:value-type="float" office:value="13324">
            <text:p>133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74">
            <text:p>11974</text:p>
          </table:table-cell>
          <table:table-cell office:value-type="float" office:value="13082">
            <text:p>13082</text:p>
          </table:table-cell>
          <table:table-cell office:value-type="float" office:value="13178">
            <text:p>13178</text:p>
          </table:table-cell>
          <table:table-cell office:value-type="float" office:value="12033">
            <text:p>12033</text:p>
          </table:table-cell>
          <table:table-cell office:value-type="float" office:value="13329">
            <text:p>13329</text:p>
          </table:table-cell>
          <table:table-cell office:value-type="float" office:value="13280">
            <text:p>13280</text:p>
          </table:table-cell>
          <table:table-cell office:value-type="float" office:value="12215">
            <text:p>12215</text:p>
          </table:table-cell>
          <table:table-cell office:value-type="float" office:value="13336">
            <text:p>13336</text:p>
          </table:table-cell>
          <table:table-cell office:value-type="float" office:value="13410">
            <text:p>134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48">
            <text:p>11948</text:p>
          </table:table-cell>
          <table:table-cell office:value-type="float" office:value="13153">
            <text:p>13153</text:p>
          </table:table-cell>
          <table:table-cell office:value-type="float" office:value="13187">
            <text:p>13187</text:p>
          </table:table-cell>
          <table:table-cell office:value-type="float" office:value="11988">
            <text:p>11988</text:p>
          </table:table-cell>
          <table:table-cell office:value-type="float" office:value="13223">
            <text:p>13223</text:p>
          </table:table-cell>
          <table:table-cell office:value-type="float" office:value="13247">
            <text:p>13247</text:p>
          </table:table-cell>
          <table:table-cell office:value-type="float" office:value="11980">
            <text:p>11980</text:p>
          </table:table-cell>
          <table:table-cell office:value-type="float" office:value="13268">
            <text:p>13268</text:p>
          </table:table-cell>
          <table:table-cell office:value-type="float" office:value="13292">
            <text:p>132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22">
            <text:p>12022</text:p>
          </table:table-cell>
          <table:table-cell office:value-type="float" office:value="13149">
            <text:p>13149</text:p>
          </table:table-cell>
          <table:table-cell office:value-type="float" office:value="13200">
            <text:p>13200</text:p>
          </table:table-cell>
          <table:table-cell office:value-type="float" office:value="12140">
            <text:p>12140</text:p>
          </table:table-cell>
          <table:table-cell office:value-type="float" office:value="13223">
            <text:p>13223</text:p>
          </table:table-cell>
          <table:table-cell office:value-type="float" office:value="13194">
            <text:p>13194</text:p>
          </table:table-cell>
          <table:table-cell office:value-type="float" office:value="12116">
            <text:p>12116</text:p>
          </table:table-cell>
          <table:table-cell office:value-type="float" office:value="13236">
            <text:p>13236</text:p>
          </table:table-cell>
          <table:table-cell office:value-type="float" office:value="13372">
            <text:p>133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68">
            <text:p>12068</text:p>
          </table:table-cell>
          <table:table-cell office:value-type="float" office:value="13240">
            <text:p>13240</text:p>
          </table:table-cell>
          <table:table-cell office:value-type="float" office:value="13106">
            <text:p>13106</text:p>
          </table:table-cell>
          <table:table-cell office:value-type="float" office:value="12108">
            <text:p>12108</text:p>
          </table:table-cell>
          <table:table-cell office:value-type="float" office:value="13251">
            <text:p>13251</text:p>
          </table:table-cell>
          <table:table-cell office:value-type="float" office:value="13247">
            <text:p>13247</text:p>
          </table:table-cell>
          <table:table-cell office:value-type="float" office:value="12090">
            <text:p>12090</text:p>
          </table:table-cell>
          <table:table-cell office:value-type="float" office:value="13243">
            <text:p>13243</text:p>
          </table:table-cell>
          <table:table-cell office:value-type="float" office:value="13265">
            <text:p>132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85">
            <text:p>11985</text:p>
          </table:table-cell>
          <table:table-cell office:value-type="float" office:value="13144">
            <text:p>13144</text:p>
          </table:table-cell>
          <table:table-cell office:value-type="float" office:value="13243">
            <text:p>13243</text:p>
          </table:table-cell>
          <table:table-cell office:value-type="float" office:value="11915">
            <text:p>11915</text:p>
          </table:table-cell>
          <table:table-cell office:value-type="float" office:value="13245">
            <text:p>13245</text:p>
          </table:table-cell>
          <table:table-cell office:value-type="float" office:value="13219">
            <text:p>13219</text:p>
          </table:table-cell>
          <table:table-cell office:value-type="float" office:value="12093">
            <text:p>12093</text:p>
          </table:table-cell>
          <table:table-cell office:value-type="float" office:value="13336">
            <text:p>13336</text:p>
          </table:table-cell>
          <table:table-cell office:value-type="float" office:value="13287">
            <text:p>13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25">
            <text:p>11925</text:p>
          </table:table-cell>
          <table:table-cell office:value-type="float" office:value="13128">
            <text:p>13128</text:p>
          </table:table-cell>
          <table:table-cell office:value-type="float" office:value="13151">
            <text:p>13151</text:p>
          </table:table-cell>
          <table:table-cell office:value-type="float" office:value="12048">
            <text:p>12048</text:p>
          </table:table-cell>
          <table:table-cell office:value-type="float" office:value="13290">
            <text:p>13290</text:p>
          </table:table-cell>
          <table:table-cell office:value-type="float" office:value="13236">
            <text:p>13236</text:p>
          </table:table-cell>
          <table:table-cell office:value-type="float" office:value="11998">
            <text:p>11998</text:p>
          </table:table-cell>
          <table:table-cell office:value-type="float" office:value="13269">
            <text:p>13269</text:p>
          </table:table-cell>
          <table:table-cell office:value-type="float" office:value="13236">
            <text:p>132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40">
            <text:p>12040</text:p>
          </table:table-cell>
          <table:table-cell office:value-type="float" office:value="13132">
            <text:p>13132</text:p>
          </table:table-cell>
          <table:table-cell office:value-type="float" office:value="13178">
            <text:p>13178</text:p>
          </table:table-cell>
          <table:table-cell office:value-type="float" office:value="12075">
            <text:p>12075</text:p>
          </table:table-cell>
          <table:table-cell office:value-type="float" office:value="13180">
            <text:p>13180</text:p>
          </table:table-cell>
          <table:table-cell office:value-type="float" office:value="13212">
            <text:p>13212</text:p>
          </table:table-cell>
          <table:table-cell office:value-type="float" office:value="11975">
            <text:p>11975</text:p>
          </table:table-cell>
          <table:table-cell office:value-type="float" office:value="13255">
            <text:p>13255</text:p>
          </table:table-cell>
          <table:table-cell office:value-type="float" office:value="13383">
            <text:p>133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8">
            <text:p>11998</text:p>
          </table:table-cell>
          <table:table-cell office:value-type="float" office:value="13170">
            <text:p>13170</text:p>
          </table:table-cell>
          <table:table-cell office:value-type="float" office:value="13183">
            <text:p>13183</text:p>
          </table:table-cell>
          <table:table-cell office:value-type="float" office:value="11945">
            <text:p>11945</text:p>
          </table:table-cell>
          <table:table-cell office:value-type="float" office:value="13160">
            <text:p>13160</text:p>
          </table:table-cell>
          <table:table-cell office:value-type="float" office:value="13270">
            <text:p>13270</text:p>
          </table:table-cell>
          <table:table-cell office:value-type="float" office:value="12045">
            <text:p>12045</text:p>
          </table:table-cell>
          <table:table-cell office:value-type="float" office:value="13212">
            <text:p>13212</text:p>
          </table:table-cell>
          <table:table-cell office:value-type="float" office:value="13340">
            <text:p>133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59">
            <text:p>11959</text:p>
          </table:table-cell>
          <table:table-cell office:value-type="float" office:value="13145">
            <text:p>13145</text:p>
          </table:table-cell>
          <table:table-cell office:value-type="float" office:value="13187">
            <text:p>13187</text:p>
          </table:table-cell>
          <table:table-cell office:value-type="float" office:value="12023">
            <text:p>12023</text:p>
          </table:table-cell>
          <table:table-cell office:value-type="float" office:value="13248">
            <text:p>13248</text:p>
          </table:table-cell>
          <table:table-cell office:value-type="float" office:value="13219">
            <text:p>13219</text:p>
          </table:table-cell>
          <table:table-cell office:value-type="float" office:value="12120">
            <text:p>12120</text:p>
          </table:table-cell>
          <table:table-cell office:value-type="float" office:value="13306">
            <text:p>13306</text:p>
          </table:table-cell>
          <table:table-cell office:value-type="float" office:value="13266">
            <text:p>132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81">
            <text:p>11881</text:p>
          </table:table-cell>
          <table:table-cell office:value-type="float" office:value="13153">
            <text:p>13153</text:p>
          </table:table-cell>
          <table:table-cell office:value-type="float" office:value="13116">
            <text:p>13116</text:p>
          </table:table-cell>
          <table:table-cell office:value-type="float" office:value="12079">
            <text:p>12079</text:p>
          </table:table-cell>
          <table:table-cell office:value-type="float" office:value="13176">
            <text:p>13176</text:p>
          </table:table-cell>
          <table:table-cell office:value-type="float" office:value="13228">
            <text:p>13228</text:p>
          </table:table-cell>
          <table:table-cell office:value-type="float" office:value="12054">
            <text:p>12054</text:p>
          </table:table-cell>
          <table:table-cell office:value-type="float" office:value="13275">
            <text:p>13275</text:p>
          </table:table-cell>
          <table:table-cell office:value-type="float" office:value="13308">
            <text:p>133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951">
            <text:p>11951</text:p>
          </table:table-cell>
          <table:table-cell office:value-type="float" office:value="13118">
            <text:p>13118</text:p>
          </table:table-cell>
          <table:table-cell office:value-type="float" office:value="13133">
            <text:p>13133</text:p>
          </table:table-cell>
          <table:table-cell office:value-type="float" office:value="12032">
            <text:p>12032</text:p>
          </table:table-cell>
          <table:table-cell office:value-type="float" office:value="13212">
            <text:p>13212</text:p>
          </table:table-cell>
          <table:table-cell office:value-type="float" office:value="13277">
            <text:p>13277</text:p>
          </table:table-cell>
          <table:table-cell office:value-type="float" office:value="12060">
            <text:p>12060</text:p>
          </table:table-cell>
          <table:table-cell office:value-type="float" office:value="13220">
            <text:p>13220</text:p>
          </table:table-cell>
          <table:table-cell office:value-type="float" office:value="13291">
            <text:p>132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78">
            <text:p>11978</text:p>
          </table:table-cell>
          <table:table-cell office:value-type="float" office:value="13133">
            <text:p>13133</text:p>
          </table:table-cell>
          <table:table-cell office:value-type="float" office:value="13178">
            <text:p>13178</text:p>
          </table:table-cell>
          <table:table-cell office:value-type="float" office:value="12080">
            <text:p>12080</text:p>
          </table:table-cell>
          <table:table-cell office:value-type="float" office:value="13256">
            <text:p>13256</text:p>
          </table:table-cell>
          <table:table-cell office:value-type="float" office:value="13188">
            <text:p>13188</text:p>
          </table:table-cell>
          <table:table-cell office:value-type="float" office:value="12098">
            <text:p>12098</text:p>
          </table:table-cell>
          <table:table-cell office:value-type="float" office:value="13245">
            <text:p>13245</text:p>
          </table:table-cell>
          <table:table-cell office:value-type="float" office:value="13308">
            <text:p>133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40">
            <text:p>12040</text:p>
          </table:table-cell>
          <table:table-cell office:value-type="float" office:value="13195">
            <text:p>13195</text:p>
          </table:table-cell>
          <table:table-cell office:value-type="float" office:value="13150">
            <text:p>13150</text:p>
          </table:table-cell>
          <table:table-cell office:value-type="float" office:value="12011">
            <text:p>12011</text:p>
          </table:table-cell>
          <table:table-cell office:value-type="float" office:value="13311">
            <text:p>13311</text:p>
          </table:table-cell>
          <table:table-cell office:value-type="float" office:value="13228">
            <text:p>13228</text:p>
          </table:table-cell>
          <table:table-cell office:value-type="float" office:value="12153">
            <text:p>12153</text:p>
          </table:table-cell>
          <table:table-cell office:value-type="float" office:value="13261">
            <text:p>13261</text:p>
          </table:table-cell>
          <table:table-cell office:value-type="float" office:value="13301">
            <text:p>133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58">
            <text:p>12058</text:p>
          </table:table-cell>
          <table:table-cell office:value-type="float" office:value="13167">
            <text:p>13167</text:p>
          </table:table-cell>
          <table:table-cell office:value-type="float" office:value="13172">
            <text:p>13172</text:p>
          </table:table-cell>
          <table:table-cell office:value-type="float" office:value="12062">
            <text:p>12062</text:p>
          </table:table-cell>
          <table:table-cell office:value-type="float" office:value="13296">
            <text:p>13296</text:p>
          </table:table-cell>
          <table:table-cell office:value-type="float" office:value="13177">
            <text:p>13177</text:p>
          </table:table-cell>
          <table:table-cell office:value-type="float" office:value="12169">
            <text:p>12169</text:p>
          </table:table-cell>
          <table:table-cell office:value-type="float" office:value="13220">
            <text:p>13220</text:p>
          </table:table-cell>
          <table:table-cell office:value-type="float" office:value="13269">
            <text:p>132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35">
            <text:p>12035</text:p>
          </table:table-cell>
          <table:table-cell office:value-type="float" office:value="13154">
            <text:p>13154</text:p>
          </table:table-cell>
          <table:table-cell office:value-type="float" office:value="13253">
            <text:p>13253</text:p>
          </table:table-cell>
          <table:table-cell office:value-type="float" office:value="12015">
            <text:p>12015</text:p>
          </table:table-cell>
          <table:table-cell office:value-type="float" office:value="13185">
            <text:p>13185</text:p>
          </table:table-cell>
          <table:table-cell office:value-type="float" office:value="13242">
            <text:p>13242</text:p>
          </table:table-cell>
          <table:table-cell office:value-type="float" office:value="12082">
            <text:p>12082</text:p>
          </table:table-cell>
          <table:table-cell office:value-type="float" office:value="13295">
            <text:p>13295</text:p>
          </table:table-cell>
          <table:table-cell office:value-type="float" office:value="13316">
            <text:p>133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102">
            <text:p>12102</text:p>
          </table:table-cell>
          <table:table-cell office:value-type="float" office:value="13190">
            <text:p>13190</text:p>
          </table:table-cell>
          <table:table-cell office:value-type="float" office:value="13185">
            <text:p>13185</text:p>
          </table:table-cell>
          <table:table-cell office:value-type="float" office:value="12018">
            <text:p>12018</text:p>
          </table:table-cell>
          <table:table-cell office:value-type="float" office:value="13299">
            <text:p>13299</text:p>
          </table:table-cell>
          <table:table-cell office:value-type="float" office:value="13215">
            <text:p>13215</text:p>
          </table:table-cell>
          <table:table-cell office:value-type="float" office:value="12050">
            <text:p>12050</text:p>
          </table:table-cell>
          <table:table-cell office:value-type="float" office:value="13207">
            <text:p>13207</text:p>
          </table:table-cell>
          <table:table-cell office:value-type="float" office:value="13316">
            <text:p>133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070">
            <text:p>12070</text:p>
          </table:table-cell>
          <table:table-cell office:value-type="float" office:value="13164">
            <text:p>13164</text:p>
          </table:table-cell>
          <table:table-cell office:value-type="float" office:value="13285">
            <text:p>13285</text:p>
          </table:table-cell>
          <table:table-cell office:value-type="float" office:value="12034">
            <text:p>12034</text:p>
          </table:table-cell>
          <table:table-cell office:value-type="float" office:value="13151">
            <text:p>13151</text:p>
          </table:table-cell>
          <table:table-cell office:value-type="float" office:value="13230">
            <text:p>13230</text:p>
          </table:table-cell>
          <table:table-cell office:value-type="float" office:value="12097">
            <text:p>12097</text:p>
          </table:table-cell>
          <table:table-cell office:value-type="float" office:value="13264">
            <text:p>13264</text:p>
          </table:table-cell>
          <table:table-cell office:value-type="float" office:value="13316">
            <text:p>133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980">
            <text:p>11980</text:p>
          </table:table-cell>
          <table:table-cell office:value-type="float" office:value="13236">
            <text:p>13236</text:p>
          </table:table-cell>
          <table:table-cell office:value-type="float" office:value="13179">
            <text:p>13179</text:p>
          </table:table-cell>
          <table:table-cell office:value-type="float" office:value="12044">
            <text:p>12044</text:p>
          </table:table-cell>
          <table:table-cell office:value-type="float" office:value="13197">
            <text:p>13197</text:p>
          </table:table-cell>
          <table:table-cell office:value-type="float" office:value="13191">
            <text:p>13191</text:p>
          </table:table-cell>
          <table:table-cell office:value-type="float" office:value="12113">
            <text:p>12113</text:p>
          </table:table-cell>
          <table:table-cell office:value-type="float" office:value="13233">
            <text:p>13233</text:p>
          </table:table-cell>
          <table:table-cell office:value-type="float" office:value="13312">
            <text:p>133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48">
            <text:p>11948</text:p>
          </table:table-cell>
          <table:table-cell office:value-type="float" office:value="13121">
            <text:p>13121</text:p>
          </table:table-cell>
          <table:table-cell office:value-type="float" office:value="13283">
            <text:p>13283</text:p>
          </table:table-cell>
          <table:table-cell office:value-type="float" office:value="12052">
            <text:p>12052</text:p>
          </table:table-cell>
          <table:table-cell office:value-type="float" office:value="13303">
            <text:p>13303</text:p>
          </table:table-cell>
          <table:table-cell office:value-type="float" office:value="13250">
            <text:p>13250</text:p>
          </table:table-cell>
          <table:table-cell office:value-type="float" office:value="12063">
            <text:p>12063</text:p>
          </table:table-cell>
          <table:table-cell office:value-type="float" office:value="13237">
            <text:p>13237</text:p>
          </table:table-cell>
          <table:table-cell office:value-type="float" office:value="13294">
            <text:p>132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952">
            <text:p>11952</text:p>
          </table:table-cell>
          <table:table-cell office:value-type="float" office:value="13157">
            <text:p>13157</text:p>
          </table:table-cell>
          <table:table-cell office:value-type="float" office:value="13172">
            <text:p>13172</text:p>
          </table:table-cell>
          <table:table-cell office:value-type="float" office:value="12115">
            <text:p>12115</text:p>
          </table:table-cell>
          <table:table-cell office:value-type="float" office:value="13307">
            <text:p>13307</text:p>
          </table:table-cell>
          <table:table-cell office:value-type="float" office:value="13339">
            <text:p>13339</text:p>
          </table:table-cell>
          <table:table-cell office:value-type="float" office:value="12058">
            <text:p>12058</text:p>
          </table:table-cell>
          <table:table-cell office:value-type="float" office:value="13292">
            <text:p>13292</text:p>
          </table:table-cell>
          <table:table-cell office:value-type="float" office:value="13340">
            <text:p>133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74">
            <text:p>12074</text:p>
          </table:table-cell>
          <table:table-cell office:value-type="float" office:value="13227">
            <text:p>13227</text:p>
          </table:table-cell>
          <table:table-cell office:value-type="float" office:value="13225">
            <text:p>13225</text:p>
          </table:table-cell>
          <table:table-cell office:value-type="float" office:value="12040">
            <text:p>12040</text:p>
          </table:table-cell>
          <table:table-cell office:value-type="float" office:value="13208">
            <text:p>13208</text:p>
          </table:table-cell>
          <table:table-cell office:value-type="float" office:value="13207">
            <text:p>13207</text:p>
          </table:table-cell>
          <table:table-cell office:value-type="float" office:value="12113">
            <text:p>12113</text:p>
          </table:table-cell>
          <table:table-cell office:value-type="float" office:value="13230">
            <text:p>13230</text:p>
          </table:table-cell>
          <table:table-cell office:value-type="float" office:value="13200">
            <text:p>13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03">
            <text:p>12003</text:p>
          </table:table-cell>
          <table:table-cell office:value-type="float" office:value="13158">
            <text:p>13158</text:p>
          </table:table-cell>
          <table:table-cell office:value-type="float" office:value="13085">
            <text:p>13085</text:p>
          </table:table-cell>
          <table:table-cell office:value-type="float" office:value="11944">
            <text:p>11944</text:p>
          </table:table-cell>
          <table:table-cell office:value-type="float" office:value="13215">
            <text:p>13215</text:p>
          </table:table-cell>
          <table:table-cell office:value-type="float" office:value="13237">
            <text:p>13237</text:p>
          </table:table-cell>
          <table:table-cell office:value-type="float" office:value="12002">
            <text:p>12002</text:p>
          </table:table-cell>
          <table:table-cell office:value-type="float" office:value="13267">
            <text:p>13267</text:p>
          </table:table-cell>
          <table:table-cell office:value-type="float" office:value="13285">
            <text:p>132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076">
            <text:p>12076</text:p>
          </table:table-cell>
          <table:table-cell office:value-type="float" office:value="13263">
            <text:p>13263</text:p>
          </table:table-cell>
          <table:table-cell office:value-type="float" office:value="13212">
            <text:p>13212</text:p>
          </table:table-cell>
          <table:table-cell office:value-type="float" office:value="12064">
            <text:p>12064</text:p>
          </table:table-cell>
          <table:table-cell office:value-type="float" office:value="13230">
            <text:p>13230</text:p>
          </table:table-cell>
          <table:table-cell office:value-type="float" office:value="13251">
            <text:p>13251</text:p>
          </table:table-cell>
          <table:table-cell office:value-type="float" office:value="12115">
            <text:p>12115</text:p>
          </table:table-cell>
          <table:table-cell office:value-type="float" office:value="13294">
            <text:p>13294</text:p>
          </table:table-cell>
          <table:table-cell office:value-type="float" office:value="13324">
            <text:p>133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085">
            <text:p>12085</text:p>
          </table:table-cell>
          <table:table-cell office:value-type="float" office:value="13176">
            <text:p>13176</text:p>
          </table:table-cell>
          <table:table-cell office:value-type="float" office:value="13205">
            <text:p>13205</text:p>
          </table:table-cell>
          <table:table-cell office:value-type="float" office:value="11930">
            <text:p>11930</text:p>
          </table:table-cell>
          <table:table-cell office:value-type="float" office:value="13235">
            <text:p>13235</text:p>
          </table:table-cell>
          <table:table-cell office:value-type="float" office:value="13213">
            <text:p>13213</text:p>
          </table:table-cell>
          <table:table-cell office:value-type="float" office:value="12100">
            <text:p>12100</text:p>
          </table:table-cell>
          <table:table-cell office:value-type="float" office:value="13238">
            <text:p>13238</text:p>
          </table:table-cell>
          <table:table-cell office:value-type="float" office:value="13268">
            <text:p>132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44">
            <text:p>12044</text:p>
          </table:table-cell>
          <table:table-cell office:value-type="float" office:value="13186">
            <text:p>13186</text:p>
          </table:table-cell>
          <table:table-cell office:value-type="float" office:value="13179">
            <text:p>13179</text:p>
          </table:table-cell>
          <table:table-cell office:value-type="float" office:value="12098">
            <text:p>12098</text:p>
          </table:table-cell>
          <table:table-cell office:value-type="float" office:value="13224">
            <text:p>13224</text:p>
          </table:table-cell>
          <table:table-cell office:value-type="float" office:value="13267">
            <text:p>13267</text:p>
          </table:table-cell>
          <table:table-cell office:value-type="float" office:value="12070">
            <text:p>12070</text:p>
          </table:table-cell>
          <table:table-cell office:value-type="float" office:value="13282">
            <text:p>13282</text:p>
          </table:table-cell>
          <table:table-cell office:value-type="float" office:value="13279">
            <text:p>1327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38">
            <text:p>12038</text:p>
          </table:table-cell>
          <table:table-cell office:value-type="float" office:value="13149">
            <text:p>13149</text:p>
          </table:table-cell>
          <table:table-cell office:value-type="float" office:value="13253">
            <text:p>13253</text:p>
          </table:table-cell>
          <table:table-cell office:value-type="float" office:value="12012">
            <text:p>12012</text:p>
          </table:table-cell>
          <table:table-cell office:value-type="float" office:value="13219">
            <text:p>13219</text:p>
          </table:table-cell>
          <table:table-cell office:value-type="float" office:value="13249">
            <text:p>13249</text:p>
          </table:table-cell>
          <table:table-cell office:value-type="float" office:value="12009">
            <text:p>12009</text:p>
          </table:table-cell>
          <table:table-cell office:value-type="float" office:value="13301">
            <text:p>13301</text:p>
          </table:table-cell>
          <table:table-cell office:value-type="float" office:value="13211">
            <text:p>132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037">
            <text:p>12037</text:p>
          </table:table-cell>
          <table:table-cell office:value-type="float" office:value="13149">
            <text:p>13149</text:p>
          </table:table-cell>
          <table:table-cell office:value-type="float" office:value="13148">
            <text:p>13148</text:p>
          </table:table-cell>
          <table:table-cell office:value-type="float" office:value="12078">
            <text:p>12078</text:p>
          </table:table-cell>
          <table:table-cell office:value-type="float" office:value="13247">
            <text:p>13247</text:p>
          </table:table-cell>
          <table:table-cell office:value-type="float" office:value="13224">
            <text:p>13224</text:p>
          </table:table-cell>
          <table:table-cell office:value-type="float" office:value="12070">
            <text:p>12070</text:p>
          </table:table-cell>
          <table:table-cell office:value-type="float" office:value="13195">
            <text:p>13195</text:p>
          </table:table-cell>
          <table:table-cell office:value-type="float" office:value="13257">
            <text:p>132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05">
            <text:p>12005</text:p>
          </table:table-cell>
          <table:table-cell office:value-type="float" office:value="13223">
            <text:p>13223</text:p>
          </table:table-cell>
          <table:table-cell office:value-type="float" office:value="13177">
            <text:p>13177</text:p>
          </table:table-cell>
          <table:table-cell office:value-type="float" office:value="11991">
            <text:p>11991</text:p>
          </table:table-cell>
          <table:table-cell office:value-type="float" office:value="13207">
            <text:p>13207</text:p>
          </table:table-cell>
          <table:table-cell office:value-type="float" office:value="13261">
            <text:p>13261</text:p>
          </table:table-cell>
          <table:table-cell office:value-type="float" office:value="12033">
            <text:p>12033</text:p>
          </table:table-cell>
          <table:table-cell office:value-type="float" office:value="13180">
            <text:p>13180</text:p>
          </table:table-cell>
          <table:table-cell office:value-type="float" office:value="13336">
            <text:p>1333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880">
            <text:p>11880</text:p>
          </table:table-cell>
          <table:table-cell office:value-type="float" office:value="13190">
            <text:p>13190</text:p>
          </table:table-cell>
          <table:table-cell office:value-type="float" office:value="13164">
            <text:p>13164</text:p>
          </table:table-cell>
          <table:table-cell office:value-type="float" office:value="11967">
            <text:p>11967</text:p>
          </table:table-cell>
          <table:table-cell office:value-type="float" office:value="13225">
            <text:p>13225</text:p>
          </table:table-cell>
          <table:table-cell office:value-type="float" office:value="13229">
            <text:p>13229</text:p>
          </table:table-cell>
          <table:table-cell office:value-type="float" office:value="12085">
            <text:p>12085</text:p>
          </table:table-cell>
          <table:table-cell office:value-type="float" office:value="13162">
            <text:p>13162</text:p>
          </table:table-cell>
          <table:table-cell office:value-type="float" office:value="13245">
            <text:p>13245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AVERAGE([.B3:.B32])" office:value-type="float" office:value="12008.8">
            <text:p>12008.8</text:p>
          </table:table-cell>
          <table:table-cell table:formula="of:=AVERAGE([.C3:.C32])" office:value-type="float" office:value="13167.7666666667">
            <text:p>13167.7666666667</text:p>
          </table:table-cell>
          <table:table-cell table:formula="of:=AVERAGE([.D3:.D32])" office:value-type="float" office:value="13187.1">
            <text:p>13187.1</text:p>
          </table:table-cell>
          <table:table-cell table:formula="of:=AVERAGE([.E3:.E32])" office:value-type="float" office:value="12034.3666666667">
            <text:p>12034.3666666667</text:p>
          </table:table-cell>
          <table:table-cell table:formula="of:=AVERAGE([.F3:.F32])" office:value-type="float" office:value="13236.5666666667">
            <text:p>13236.5666666667</text:p>
          </table:table-cell>
          <table:table-cell table:formula="of:=AVERAGE([.G3:.G32])" office:value-type="float" office:value="13233.9666666667">
            <text:p>13233.9666666667</text:p>
          </table:table-cell>
          <table:table-cell table:formula="of:=AVERAGE([.H3:.H32])" office:value-type="float" office:value="12079.0333333333">
            <text:p>12079.0333333333</text:p>
          </table:table-cell>
          <table:table-cell table:formula="of:=AVERAGE([.I3:.I32])" office:value-type="float" office:value="13255.2666666667">
            <text:p>13255.2666666667</text:p>
          </table:table-cell>
          <table:table-cell table:formula="of:=AVERAGE([.J3:.J32])" office:value-type="float" office:value="13298.3666666667">
            <text:p>13298.36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F-Tes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mbo 1</text:p>
          </table:table-cell>
          <table:table-cell office:value-type="string">
            <text:p>Combo 2</text:p>
          </table:table-cell>
          <table:table-cell office:value-type="string">
            <text:p>Combo 3</text:p>
          </table:table-cell>
          <table:table-cell office:value-type="string">
            <text:p>Combo 4</text:p>
          </table:table-cell>
          <table:table-cell office:value-type="string">
            <text:p>Combo 5</text:p>
          </table:table-cell>
          <table:table-cell office:value-type="string">
            <text:p>Combo 6</text:p>
          </table:table-cell>
          <table:table-cell office:value-type="string">
            <text:p>Combo 7</text:p>
          </table:table-cell>
          <table:table-cell office:value-type="string">
            <text:p>Combo 8</text:p>
          </table:table-cell>
          <table:table-cell office:value-type="string">
            <text:p>Combo 9</text:p>
          </table:table-cell>
        </table:table-row>
        <table:table-row table:style-name="ro1">
          <table:table-cell office:value-type="string">
            <text:p>Combo 1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ombo 2</text:p>
          </table:table-cell>
          <table:table-cell table:formula="of:=FTEST([.B3:.B32];[.C3:.C32])" office:value-type="float" office:value="0.0271254494082736">
            <text:p>0.0271254494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office:value-type="string">
            <text:p>Combo 3</text:p>
          </table:table-cell>
          <table:table-cell table:formula="of:=FTEST([.B3:.B32];[.D3:.D32])" office:value-type="float" office:value="0.203677368820087">
            <text:p>0.2036773688</text:p>
          </table:table-cell>
          <table:table-cell table:formula="of:=FTEST([.C3:.C32];[.D3:.D32])" office:value-type="float" office:value="0.336344464857181">
            <text:p>0.3363444649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ombo 4</text:p>
          </table:table-cell>
          <table:table-cell table:formula="of:=FTEST([.B3:.B32];[.E3:.E32])" office:value-type="float" office:value="0.654550558541172">
            <text:p>0.6545505585</text:p>
          </table:table-cell>
          <table:table-cell table:formula="of:=FTEST([.C3:.C32];[.E3:.E32])" office:value-type="float" office:value="0.0755548670270633">
            <text:p>0.075554867</text:p>
          </table:table-cell>
          <table:table-cell table:formula="of:=FTEST([.D3:.D32];[.E3:.E32])" office:value-type="float" office:value="0.407811905258451">
            <text:p>0.4078119053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string">
            <text:p>Combo 5</text:p>
          </table:table-cell>
          <table:table-cell table:formula="of:=FTEST([.B3:.B32];[.F3:.F32])" office:value-type="float" office:value="0.145914491163941">
            <text:p>0.1459144912</text:p>
          </table:table-cell>
          <table:table-cell table:formula="of:=FTEST([.C3:.C32];[.F3:.F32])" office:value-type="float" office:value="0.437338183650865">
            <text:p>0.4373381837</text:p>
          </table:table-cell>
          <table:table-cell table:formula="of:=FTEST([.D3:.D32];[.F3:.F32])" office:value-type="float" office:value="0.852509635059938">
            <text:p>0.8525096351</text:p>
          </table:table-cell>
          <table:table-cell table:style-name="ce2" table:formula="of:=FTEST([.E3:.E32];[.F3:.F32])" office:value-type="float" office:value="0.311384183964546">
            <text:p>0.311384184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Combo 6</text:p>
          </table:table-cell>
          <table:table-cell table:formula="of:=FTEST([.B3:.B32];[.G3:.G32])" office:value-type="float" office:value="0.00176672343667458">
            <text:p>0.0017667234</text:p>
          </table:table-cell>
          <table:table-cell table:formula="of:=FTEST([.C3:.C32];[.G3:.G32])" office:value-type="float" office:value="0.330867131629438">
            <text:p>0.3308671316</text:p>
          </table:table-cell>
          <table:table-cell table:formula="of:=FTEST([.D3:.D32];[.G3:.G32])" office:value-type="float" office:value="0.0550472747493268">
            <text:p>0.0550472747</text:p>
          </table:table-cell>
          <table:table-cell table:formula="of:=FTEST([.E3:.E32];[.G3:.G32])" office:value-type="float" office:value="0.00672033143964748">
            <text:p>0.0067203314</text:p>
          </table:table-cell>
          <table:table-cell table:formula="of:=FTEST([.F3:.F32];[.G3:.G32])" office:value-type="float" office:value="0.0822383855853803">
            <text:p>0.0822383856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Combo 7</text:p>
          </table:table-cell>
          <table:table-cell table:formula="of:=FTEST([.B3:.B32];[.H3:.H32])" office:value-type="float" office:value="0.5864423372018">
            <text:p>0.5864423372</text:p>
          </table:table-cell>
          <table:table-cell table:formula="of:=FTEST([.C3:.C32];[.H3:.H32])" office:value-type="float" office:value="0.0924160396230834">
            <text:p>0.0924160396</text:p>
          </table:table-cell>
          <table:table-cell table:formula="of:=FTEST([.D3:.D32];[.H3:.H32])" office:value-type="float" office:value="0.464471527503951">
            <text:p>0.4644715275</text:p>
          </table:table-cell>
          <table:table-cell table:style-name="ce2" table:formula="of:=FTEST([.E3:.E32];[.H3:.H32])" office:value-type="float" office:value="0.922922047474982">
            <text:p>0.9229220475</text:p>
          </table:table-cell>
          <table:table-cell table:formula="of:=FTEST([.F3:.F32];[.H3:.H32])" office:value-type="float" office:value="0.359486934425193">
            <text:p>0.3594869344</text:p>
          </table:table-cell>
          <table:table-cell table:formula="of:=FTEST([.G3:.G32];[.H3:.H32])" office:value-type="float" office:value="0.00881073944742279">
            <text:p>0.0088107394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Combo 8</text:p>
          </table:table-cell>
          <table:table-cell table:formula="of:=FTEST([.B3:.B32];[.I3:.I32])" office:value-type="float" office:value="0.0570066765434252">
            <text:p>0.0570066765</text:p>
          </table:table-cell>
          <table:table-cell table:formula="of:=FTEST([.C3:.C32];[.I3:.I32])" office:value-type="float" office:value="0.750708405151393">
            <text:p>0.7507084052</text:p>
          </table:table-cell>
          <table:table-cell table:formula="of:=FTEST([.D3:.D32];[.I3:.I32])" office:value-type="float" office:value="0.518659852093238">
            <text:p>0.5186598521</text:p>
          </table:table-cell>
          <table:table-cell table:style-name="ce2" table:formula="of:=FTEST([.E3:.E32];[.I3:.I32])" office:value-type="float" office:value="0.142530446603126">
            <text:p>0.1425304466</text:p>
          </table:table-cell>
          <table:table-cell table:formula="of:=FTEST([.F3:.F32];[.I3:.I32])" office:value-type="float" office:value="0.645534897620567">
            <text:p>0.6455348976</text:p>
          </table:table-cell>
          <table:table-cell table:formula="of:=FTEST([.G3:.G32];[.I3:.I32])" office:value-type="float" office:value="0.198215391723209">
            <text:p>0.1982153917</text:p>
          </table:table-cell>
          <table:table-cell table:formula="of:=FTEST([.H3:.H32];[.I3:.I32])" office:value-type="float" office:value="0.170267198169341">
            <text:p>0.1702671982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mbo 9</text:p>
          </table:table-cell>
          <table:table-cell table:formula="of:=FTEST([.B3:.B32];[.J3:.J32])" office:value-type="float" office:value="0.149336336044247">
            <text:p>0.149336336</text:p>
          </table:table-cell>
          <table:table-cell table:formula="of:=FTEST([.C3:.C32];[.J3:.J32])" office:value-type="float" office:value="0.430060206113894">
            <text:p>0.4300602061</text:p>
          </table:table-cell>
          <table:table-cell table:style-name="ce2" table:formula="of:=FTEST([.D3:.D32];[.J3:.J32])" office:value-type="float" office:value="0.862288303167431">
            <text:p>0.8622883032</text:p>
          </table:table-cell>
          <table:table-cell table:formula="of:=FTEST([.E3:.E32];[.J3:.J32])" office:value-type="float" office:value="0.317324097097903">
            <text:p>0.3173240971</text:p>
          </table:table-cell>
          <table:table-cell table:formula="of:=FTEST([.F3:.F32];[.J3:.J32])" office:value-type="float" office:value="0.990059590695297">
            <text:p>0.9900595907</text:p>
          </table:table-cell>
          <table:table-cell table:formula="of:=FTEST([.G3:.G32];[.J3:.J32])" office:value-type="float" office:value="0.0801217366777899">
            <text:p>0.0801217367</text:p>
          </table:table-cell>
          <table:table-cell table:formula="of:=FTEST([.H3:.H32];[.J3:.J32])" office:value-type="float" office:value="0.366009418639854">
            <text:p>0.3660094186</text:p>
          </table:table-cell>
          <table:table-cell table:style-name="ce2" table:formula="of:=FTEST([.J3:.J32];[.I3:.I32])" office:value-type="float" office:value="0.636634696814669">
            <text:p>0.6366346968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F-Critical</text:p>
          </table:table-cell>
          <table:table-cell table:formula="of:=LEGACY.FINV(0.05;1;1)" office:value-type="float" office:value="161.447638797588">
            <text:p>161.4476387976</text:p>
          </table:table-cell>
          <table:table-cell/>
          <table:table-cell office:value-type="string">
            <text:p>(All F's are less than F-critic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Varianc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mbo 1</text:p>
          </table:table-cell>
          <table:table-cell office:value-type="string">
            <text:p>Combo 2</text:p>
          </table:table-cell>
          <table:table-cell office:value-type="string">
            <text:p>Combo 3</text:p>
          </table:table-cell>
          <table:table-cell office:value-type="string">
            <text:p>Combo 4</text:p>
          </table:table-cell>
          <table:table-cell office:value-type="string">
            <text:p>Combo 5</text:p>
          </table:table-cell>
          <table:table-cell office:value-type="string">
            <text:p>Combo 6</text:p>
          </table:table-cell>
          <table:table-cell office:value-type="string">
            <text:p>Combo 7</text:p>
          </table:table-cell>
          <table:table-cell office:value-type="string">
            <text:p>Combo 8</text:p>
          </table:table-cell>
          <table:table-cell office:value-type="string">
            <text:p>Combo 9</text:p>
          </table:table-cell>
        </table:table-row>
        <table:table-row table:style-name="ro1">
          <table:table-cell office:value-type="string">
            <text:p>Combo 1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office:value-type="string">
            <text:p>Combo 2</text:p>
          </table:table-cell>
          <table:table-cell table:formula="of:=IF([.B33]&gt;[.C33]; &quot;equal&quot;; &quot;inequal&quot;)" office:value-type="string" office:string-value="inequal">
            <text:p>inequal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office:value-type="string">
            <text:p>Combo 3</text:p>
          </table:table-cell>
          <table:table-cell table:formula="of:=IF([.B33]&gt;[.D33]; &quot;equal&quot;; &quot;inequal&quot;)" office:value-type="string" office:string-value="inequal">
            <text:p>inequal</text:p>
          </table:table-cell>
          <table:table-cell table:formula="of:=IF([.C33]&gt;[.D33]; &quot;equal&quot;; &quot;inequal&quot;)" office:value-type="string" office:string-value="inequal">
            <text:p>inequal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ombo 4</text:p>
          </table:table-cell>
          <table:table-cell table:formula="of:=IF([.B33]&gt;[.E33]; &quot;equal&quot;; &quot;inequal&quot;)" office:value-type="string" office:string-value="inequal">
            <text:p>inequal</text:p>
          </table:table-cell>
          <table:table-cell table:formula="of:=IF([.C33]&gt;[.E33]; &quot;equal&quot;; &quot;inequal&quot;)" office:value-type="string" office:string-value="equal">
            <text:p>equal</text:p>
          </table:table-cell>
          <table:table-cell table:formula="of:=IF([.D33]&gt;[.E33]; &quot;equal&quot;; &quot;inequal&quot;)" office:value-type="string" office:string-value="equal">
            <text:p>equal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string">
            <text:p>Combo 5</text:p>
          </table:table-cell>
          <table:table-cell table:formula="of:=IF([.B33]&gt;[.F33]; &quot;equal&quot;; &quot;inequal&quot;)" office:value-type="string" office:string-value="inequal">
            <text:p>inequal</text:p>
          </table:table-cell>
          <table:table-cell table:formula="of:=IF([.C33]&gt;[.F33]; &quot;equal&quot;; &quot;inequal&quot;)" office:value-type="string" office:string-value="inequal">
            <text:p>inequal</text:p>
          </table:table-cell>
          <table:table-cell table:formula="of:=IF([.D33]&gt;[.F33]; &quot;equal&quot;; &quot;inequal&quot;)" office:value-type="string" office:string-value="inequal">
            <text:p>inequal</text:p>
          </table:table-cell>
          <table:table-cell table:formula="of:=IF([.E33]&gt;[.F33]; &quot;equal&quot;; &quot;inequal&quot;)" office:value-type="string" office:string-value="inequal">
            <text:p>inequal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Combo 6</text:p>
          </table:table-cell>
          <table:table-cell table:formula="of:=IF([.B33]&gt;[.G33]; &quot;equal&quot;; &quot;inequal&quot;)" office:value-type="string" office:string-value="inequal">
            <text:p>inequal</text:p>
          </table:table-cell>
          <table:table-cell table:formula="of:=IF([.C33]&gt;[.G33]; &quot;equal&quot;; &quot;inequal&quot;)" office:value-type="string" office:string-value="inequal">
            <text:p>inequal</text:p>
          </table:table-cell>
          <table:table-cell table:formula="of:=IF([.D33]&gt;[.G33]; &quot;equal&quot;; &quot;inequal&quot;)" office:value-type="string" office:string-value="inequal">
            <text:p>inequal</text:p>
          </table:table-cell>
          <table:table-cell table:formula="of:=IF([.E33]&gt;[.G33]; &quot;equal&quot;; &quot;inequal&quot;)" office:value-type="string" office:string-value="inequal">
            <text:p>inequal</text:p>
          </table:table-cell>
          <table:table-cell table:style-name="ce2" table:formula="of:=IF([.F33]&gt;[.G33]; &quot;equal&quot;; &quot;inequal&quot;)" office:value-type="string" office:string-value="equal">
            <text:p>equa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Combo 7</text:p>
          </table:table-cell>
          <table:table-cell table:formula="of:=IF([.B33]&gt;[.H33]; &quot;equal&quot;; &quot;inequal&quot;)" office:value-type="string" office:string-value="inequal">
            <text:p>inequal</text:p>
          </table:table-cell>
          <table:table-cell table:formula="of:=IF([.C33]&gt;[.H33]; &quot;equal&quot;; &quot;inequal&quot;)" office:value-type="string" office:string-value="equal">
            <text:p>equal</text:p>
          </table:table-cell>
          <table:table-cell table:formula="of:=IF([.D33]&gt;[.H33]; &quot;equal&quot;; &quot;inequal&quot;)" office:value-type="string" office:string-value="equal">
            <text:p>equal</text:p>
          </table:table-cell>
          <table:table-cell table:formula="of:=IF([.E33]&gt;[.H33]; &quot;equal&quot;; &quot;inequal&quot;)" office:value-type="string" office:string-value="inequal">
            <text:p>inequal</text:p>
          </table:table-cell>
          <table:table-cell table:formula="of:=IF([.F33]&gt;[.H33]; &quot;equal&quot;; &quot;inequal&quot;)" office:value-type="string" office:string-value="equal">
            <text:p>equal</text:p>
          </table:table-cell>
          <table:table-cell table:formula="of:=IF([.G33]&gt;[.H33]; &quot;equal&quot;; &quot;inequal&quot;)" office:value-type="string" office:string-value="equal">
            <text:p>equal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Combo 8</text:p>
          </table:table-cell>
          <table:table-cell table:style-name="ce2" table:formula="of:=IF([.B33]&gt;[.I33]; &quot;equal&quot;; &quot;inequal&quot;)" office:value-type="string" office:string-value="inequal">
            <text:p>inequal</text:p>
          </table:table-cell>
          <table:table-cell table:formula="of:=IF([.C33]&gt;[.I33]; &quot;equal&quot;; &quot;inequal&quot;)" office:value-type="string" office:string-value="inequal">
            <text:p>inequal</text:p>
          </table:table-cell>
          <table:table-cell table:formula="of:=IF([.D33]&gt;[.I33]; &quot;equal&quot;; &quot;inequal&quot;)" office:value-type="string" office:string-value="inequal">
            <text:p>inequal</text:p>
          </table:table-cell>
          <table:table-cell table:formula="of:=IF([.E33]&gt;[.I33]; &quot;equal&quot;; &quot;inequal&quot;)" office:value-type="string" office:string-value="inequal">
            <text:p>inequal</text:p>
          </table:table-cell>
          <table:table-cell table:formula="of:=IF([.F33]&gt;[.I33]; &quot;equal&quot;; &quot;inequal&quot;)" office:value-type="string" office:string-value="inequal">
            <text:p>inequal</text:p>
          </table:table-cell>
          <table:table-cell table:formula="of:=IF([.G33]&gt;[.I33]; &quot;equal&quot;; &quot;inequal&quot;)" office:value-type="string" office:string-value="inequal">
            <text:p>inequal</text:p>
          </table:table-cell>
          <table:table-cell table:formula="of:=IF([.H33]&gt;[.I33]; &quot;equal&quot;; &quot;inequal&quot;)" office:value-type="string" office:string-value="inequal">
            <text:p>inequal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mbo 9</text:p>
          </table:table-cell>
          <table:table-cell table:formula="of:=IF([.B33]&gt;[.J33]; &quot;equal&quot;; &quot;inequal&quot;)" office:value-type="string" office:string-value="inequal">
            <text:p>inequal</text:p>
          </table:table-cell>
          <table:table-cell table:formula="of:=IF([.C33]&gt;[.J33]; &quot;equal&quot;; &quot;inequal&quot;)" office:value-type="string" office:string-value="inequal">
            <text:p>inequal</text:p>
          </table:table-cell>
          <table:table-cell table:formula="of:=IF([.D33]&gt;[.J33]; &quot;equal&quot;; &quot;inequal&quot;)" office:value-type="string" office:string-value="inequal">
            <text:p>inequal</text:p>
          </table:table-cell>
          <table:table-cell table:formula="of:=IF([.E33]&gt;[.J33]; &quot;equal&quot;; &quot;inequal&quot;)" office:value-type="string" office:string-value="inequal">
            <text:p>inequal</text:p>
          </table:table-cell>
          <table:table-cell table:formula="of:=IF([.F33]&gt;[.J33]; &quot;equal&quot;; &quot;inequal&quot;)" office:value-type="string" office:string-value="inequal">
            <text:p>inequal</text:p>
          </table:table-cell>
          <table:table-cell table:formula="of:=IF([.G33]&gt;[.J33]; &quot;equal&quot;; &quot;inequal&quot;)" office:value-type="string" office:string-value="inequal">
            <text:p>inequal</text:p>
          </table:table-cell>
          <table:table-cell table:formula="of:=IF([.H33]&gt;[.J33]; &quot;equal&quot;; &quot;inequal&quot;)" office:value-type="string" office:string-value="inequal">
            <text:p>inequal</text:p>
          </table:table-cell>
          <table:table-cell table:formula="of:=IF([.I33]&gt;[.J33]; &quot;equal&quot;; &quot;inequal&quot;)" office:value-type="string" office:string-value="inequal">
            <text:p>inequal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T-Test</text:p>
          </table:table-cell>
          <table:table-cell office:value-type="string">
            <text:p>(All two-tailed, with either equal or inequal variance assumed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bo 1</text:p>
          </table:table-cell>
          <table:table-cell office:value-type="string">
            <text:p>Combo 2</text:p>
          </table:table-cell>
          <table:table-cell office:value-type="string">
            <text:p>Combo 3</text:p>
          </table:table-cell>
          <table:table-cell office:value-type="string">
            <text:p>Combo 4</text:p>
          </table:table-cell>
          <table:table-cell office:value-type="string">
            <text:p>Combo 5</text:p>
          </table:table-cell>
          <table:table-cell office:value-type="string">
            <text:p>Combo 6</text:p>
          </table:table-cell>
          <table:table-cell office:value-type="string">
            <text:p>Combo 7</text:p>
          </table:table-cell>
          <table:table-cell office:value-type="string">
            <text:p>Combo 8</text:p>
          </table:table-cell>
          <table:table-cell office:value-type="string">
            <text:p>Combo 9</text:p>
          </table:table-cell>
        </table:table-row>
        <table:table-row table:style-name="ro1">
          <table:table-cell office:value-type="string">
            <text:p>Combo 1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office:value-type="string">
            <text:p>Combo 2</text:p>
          </table:table-cell>
          <table:table-cell table:formula="of:=TTEST([.B3:.B32];[.C3:.C32]; 2; IF([.B52]=&quot;inequal&quot;;3;2))" office:value-type="float" office:value="2.84668891431179E-056">
            <text:p>2.84668891431179E-056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office:value-type="string">
            <text:p>Combo 3</text:p>
          </table:table-cell>
          <table:table-cell table:formula="of:=TTEST([.B3:.B32];[.D3:.D32]; 2; IF([.B53]=&quot;inequal&quot;;3;2))" office:value-type="float" office:value="2.02696266347784E-059">
            <text:p>2.02696266347784E-059</text:p>
          </table:table-cell>
          <table:table-cell table:formula="of:=TTEST([.C3:.C32];[.D3:.D32]; 2; IF([.C53]=&quot;inequal&quot;;3;2))" office:value-type="float" office:value="0.097032034524604">
            <text:p>0.0970320345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ombo 4</text:p>
          </table:table-cell>
          <table:table-cell table:formula="of:=TTEST([.B3:.B32];[.E3:.E32]; 2; IF([.B54]=&quot;inequal&quot;;3;2))" office:value-type="float" office:value="0.0974686165773791">
            <text:p>0.0974686166</text:p>
          </table:table-cell>
          <table:table-cell table:formula="of:=TTEST([.C3:.C32];[.E3:.E32]; 2; IF([.C54]=&quot;inequal&quot;;3;2))" office:value-type="float" office:value="6.15038312665931E-064">
            <text:p>6.15038312665931E-064</text:p>
          </table:table-cell>
          <table:table-cell table:formula="of:=TTEST([.D3:.D32];[.E3:.E32]; 2; IF([.D54]=&quot;inequal&quot;;3;2))" office:value-type="float" office:value="1.20521655958685E-062">
            <text:p>1.20521655958685E-062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string">
            <text:p>Combo 5</text:p>
          </table:table-cell>
          <table:table-cell table:formula="of:=TTEST([.B3:.B32];[.F3:.F32]; 2; IF([.B55]=&quot;inequal&quot;;3;2))" office:value-type="float" office:value="5.61032396249895E-060">
            <text:p>5.61032396249895E-060</text:p>
          </table:table-cell>
          <table:table-cell table:formula="of:=TTEST([.C3:.C32];[.F3:.F32]; 2; IF([.C55]=&quot;inequal&quot;;3;2))" office:value-type="float" office:value="0.0000000895876207723084">
            <text:p>8.95876207723084E-008</text:p>
          </table:table-cell>
          <table:table-cell table:formula="of:=TTEST([.D3:.D32];[.F3:.F32]; 2; IF([.D55]=&quot;inequal&quot;;3;2))" office:value-type="float" office:value="0.000156228901947115">
            <text:p>0.0001562289</text:p>
          </table:table-cell>
          <table:table-cell table:formula="of:=TTEST([.E3:.E32];[.F3:.F32]; 2; IF([.E55]=&quot;inequal&quot;;3;2))" office:value-type="float" office:value="2.42309286796047E-062">
            <text:p>2.42309286796047E-062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Combo 6</text:p>
          </table:table-cell>
          <table:table-cell table:formula="of:=TTEST([.B3:.B32];[.G3:.G32]; 2; IF([.B56]=&quot;inequal&quot;;3;2))" office:value-type="float" office:value="1.06218253706925E-053">
            <text:p>1.06218253706925E-053</text:p>
          </table:table-cell>
          <table:table-cell table:formula="of:=TTEST([.C3:.C32];[.G3:.G32]; 2; IF([.C56]=&quot;inequal&quot;;3;2))" office:value-type="float" office:value="0.00000000449003483432011">
            <text:p>4.49003483432011E-009</text:p>
          </table:table-cell>
          <table:table-cell table:formula="of:=TTEST([.D3:.D32];[.G3:.G32]; 2; IF([.D56]=&quot;inequal&quot;;3;2))" office:value-type="float" office:value="0.0000590250380198789">
            <text:p>0.000059025</text:p>
          </table:table-cell>
          <table:table-cell table:formula="of:=TTEST([.E3:.E32];[.G3:.G32]; 2; IF([.E56]=&quot;inequal&quot;;3;2))" office:value-type="float" office:value="9.7517166158604E-057">
            <text:p>9.7517166158604E-057</text:p>
          </table:table-cell>
          <table:table-cell table:formula="of:=TTEST([.F3:.F32];[.G3:.G32]; 2; IF([.F56]=&quot;inequal&quot;;3;2))" office:value-type="float" office:value="0.804693325687048">
            <text:p>0.8046933257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Combo 7</text:p>
          </table:table-cell>
          <table:table-cell table:formula="of:=TTEST([.B3:.B32];[.H3:.H32]; 2; IF([.B57]=&quot;inequal&quot;;3;2))" office:value-type="float" office:value="0.0000188396114204826">
            <text:p>1.88396114204826E-005</text:p>
          </table:table-cell>
          <table:table-cell table:formula="of:=TTEST([.C3:.C32];[.H3:.H32]; 2; IF([.C57]=&quot;inequal&quot;;3;2))" office:value-type="float" office:value="3.1349502305026E-063">
            <text:p>3.1349502305026E-063</text:p>
          </table:table-cell>
          <table:table-cell table:formula="of:=TTEST([.D3:.D32];[.H3:.H32]; 2; IF([.D57]=&quot;inequal&quot;;3;2))" office:value-type="float" office:value="6.44514596167009E-062">
            <text:p>6.44514596167009E-062</text:p>
          </table:table-cell>
          <table:table-cell table:formula="of:=TTEST([.E3:.E32];[.H3:.H32]; 2; IF([.E57]=&quot;inequal&quot;;3;2))" office:value-type="float" office:value="0.0029649134565326">
            <text:p>0.0029649135</text:p>
          </table:table-cell>
          <table:table-cell table:formula="of:=TTEST([.F3:.F32];[.H3:.H32]; 2; IF([.F57]=&quot;inequal&quot;;3;2))" office:value-type="float" office:value="2.23479680842751E-063">
            <text:p>2.23479680842751E-063</text:p>
          </table:table-cell>
          <table:table-cell table:formula="of:=TTEST([.G3:.G32];[.H3:.H32]; 2; IF([.G57]=&quot;inequal&quot;;3;2))" office:value-type="float" office:value="4.15138136378843E-066">
            <text:p>4.15138136378843E-066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Combo 8</text:p>
          </table:table-cell>
          <table:table-cell table:formula="of:=TTEST([.B3:.B32];[.I3:.I32]; 2; IF([.B58]=&quot;inequal&quot;;3;2))" office:value-type="float" office:value="5.68455043926906E-059">
            <text:p>5.68455043926906E-059</text:p>
          </table:table-cell>
          <table:table-cell table:formula="of:=TTEST([.C3:.C32];[.I3:.I32]; 2; IF([.C58]=&quot;inequal&quot;;3;2))" office:value-type="float" office:value="0.0000000000322031974102055">
            <text:p>3.22031974102055E-011</text:p>
          </table:table-cell>
          <table:table-cell table:formula="of:=TTEST([.D3:.D32];[.I3:.I32]; 2; IF([.D58]=&quot;inequal&quot;;3;2))" office:value-type="float" office:value="0.000000300825161558174">
            <text:p>3.00825161558174E-007</text:p>
          </table:table-cell>
          <table:table-cell table:formula="of:=TTEST([.E3:.E32];[.I3:.I32]; 2; IF([.E58]=&quot;inequal&quot;;3;2))" office:value-type="float" office:value="9.00050780311253E-062">
            <text:p>9.00050780311253E-062</text:p>
          </table:table-cell>
          <table:table-cell table:formula="of:=TTEST([.F3:.F32];[.I3:.I32]; 2; IF([.F58]=&quot;inequal&quot;;3;2))" office:value-type="float" office:value="0.110184873271331">
            <text:p>0.1101848733</text:p>
          </table:table-cell>
          <table:table-cell table:formula="of:=TTEST([.G3:.G32];[.I3:.I32]; 2; IF([.G58]=&quot;inequal&quot;;3;2))" office:value-type="float" office:value="0.0359533971245371">
            <text:p>0.0359533971</text:p>
          </table:table-cell>
          <table:table-cell table:formula="of:=TTEST([.H3:.H32];[.I3:.I32]; 2; IF([.H58]=&quot;inequal&quot;;3;2))" office:value-type="float" office:value="1.44478252913002E-061">
            <text:p>1.44478252913002E-061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mbo 9</text:p>
          </table:table-cell>
          <table:table-cell table:formula="of:=TTEST([.B3:.B32];[.J3:.J32]; 2; IF([.B59]=&quot;inequal&quot;;3;2))" office:value-type="float" office:value="3.71848177525955E-061">
            <text:p>3.71848177525955E-061</text:p>
          </table:table-cell>
          <table:table-cell table:formula="of:=TTEST([.C3:.C32];[.J3:.J32]; 2; IF([.C59]=&quot;inequal&quot;;3;2))" office:value-type="float" office:value="1.23607419402561E-016">
            <text:p>1.23607419402561E-016</text:p>
          </table:table-cell>
          <table:table-cell table:formula="of:=TTEST([.D3:.D32];[.I3:.I32]; 2; IF([.D59]=&quot;inequal&quot;;3;2))" office:value-type="float" office:value="0.000000300825161558174">
            <text:p>3.00825161558174E-007</text:p>
          </table:table-cell>
          <table:table-cell table:formula="of:=TTEST([.E3:.E32];[.J3:.J32]; 2; IF([.E59]=&quot;inequal&quot;;3;2))" office:value-type="float" office:value="1.4284930140654E-063">
            <text:p>1.4284930140654E-063</text:p>
          </table:table-cell>
          <table:table-cell table:formula="of:=TTEST([.F3:.F32];[.J3:.J32]; 2; IF([.F59]=&quot;inequal&quot;;3;2))" office:value-type="float" office:value="0.0000033888877442019">
            <text:p>3.3888877442019E-006</text:p>
          </table:table-cell>
          <table:table-cell table:formula="of:=TTEST([.G3:.G32];[.J3:.J32]; 2; IF([.G59]=&quot;inequal&quot;;3;2))" office:value-type="float" office:value="0.000000109464078475973">
            <text:p>1.09464078475973E-007</text:p>
          </table:table-cell>
          <table:table-cell table:style-name="ce2" table:formula="of:=TTEST([.H3:.H32];[.J3:.J32]; 2; IF([.H59]=&quot;inequal&quot;;3;2))" office:value-type="float" office:value="2.94693491247632E-063">
            <text:p>2.94693491247632E-063</text:p>
          </table:table-cell>
          <table:table-cell table:style-name="ce2" table:formula="of:=TTEST([.I3:.I32];[.J3:.J32]; 2; IF([.I59]=&quot;inequal&quot;;3;2))" office:value-type="float" office:value="0.00043342337304954">
            <text:p>0.0004334234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>
            <text:p>Combo 9 has the best average global best fitness, and according to the t-test is not likely to be the same distribution as the other combos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22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Riley-Land</meta:initial-creator>
    <meta:creation-date>2011-10-04T19:34:20</meta:creation-date>
    <dc:date>2011-10-04T22:32:23</dc:date>
    <dc:creator>William Riley-Land</dc:creator>
    <meta:editing-duration>PT2H58M3S</meta:editing-duration>
    <meta:editing-cycles>2</meta:editing-cycles>
    <meta:generator>LibreOffice/3.3$Unix LibreOffice_project/330m19$Build-301</meta:generator>
    <meta:document-statistic meta:table-count="3" meta:cell-count="626" meta:object-count="0"/>
  </office:meta>
</office:document-meta>
</file>